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6.163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12.663cm"/>
    </style:style>
    <style:style style:name="co10" style:family="table-column">
      <style:table-column-properties fo:break-before="auto" style:column-width="0.68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4.396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rilOct2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>
            <text:p>principal</text:p>
          </table:table-cell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repetition</text:p>
          </table:table-cell>
          <table:table-cell table:style-name="ce4" office:value-type="string" calcext:value-type="string">
            <text:p>type_voie</text:p>
          </table:table-cell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ategori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ombre_logements</text:p>
          </table:table-cell>
          <table:table-cell table:style-name="ce4" office:value-type="string" calcext:value-type="string">
            <text:p>actualité</text:p>
          </table:table-cell>
          <table:table-cell table:style-name="ce6" office:value-type="string" calcext:value-type="string">
            <text:p>commentaire</text:p>
          </table:table-cell>
          <table:table-cell table:style-name="ce4" office:value-type="string" calcext:value-type="string">
            <text:p>fid</text:p>
          </table:table-cell>
          <table:table-cell table:style-name="ce4" office:value-type="string" calcext:value-type="string">
            <text:p>nom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BORDIER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vérifier travaux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BORDIER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vérifier travaux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CARNOT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logement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CARNOT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logement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IS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HARLES FERDINAND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travaux arrêté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E L'EGALIT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Pb 2 EA et <text:s/>verif travaux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E L'UNION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travaux suite division de parcel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DENIS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double E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DENIS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double E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U BREUIL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double E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DU MAL DE LATTRE DE TASSIGNY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etat de travaux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U POTAGER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travaux ?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EDOUARD VAILLANT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travaux ?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EDOUARD VAILLANT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logement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EDOUARD VAILLANT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logement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EDOUARD VAILLANT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logement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BIS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EDOUARD VAILLANT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logement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103" calcext:value-type="float">
            <text:p>103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EDOUARD VAILLANT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construction finie ?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RERES DARTY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logement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RERES DARTY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logement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JEAN JAURES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travaux ?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LOUIS AUGUSTE BLANQUI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logement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LOUIS AUGUSTE BLANQUI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logement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LOUIS AUGUSTE BLANQUI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logement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79" calcext:value-type="float">
            <text:p>79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LOUIS AUGUSTE BLANQUI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travaux ?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NOEMI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travaux ?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E L'AVIATION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travaux terminé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DE LA REGAL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travaux commencé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DE LA VILLA JEANNETT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double E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E TREMEUG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travaux commencé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ES CINQ ORMES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vérifier achèvement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BIS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ES CINQ ORMES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travaux abandonnée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U CYCL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Pb 2 EA et <text:s/>verif travaux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BIS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U CYCL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Pb 2 EA et <text:s/>verif travaux</text:p>
          </table:table-cell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U CYCL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périmer E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U CYCL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habitab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EMMANUEL FAIRON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CU 23 B015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113" calcext:value-type="float">
            <text:p>113</text:p>
          </table:table-cell>
          <table:table-cell table:style-name="ce1"/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HENRI BARBUSS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travaux de surelevation ? Changer juste l’EA si travaux terminés.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136" calcext:value-type="float">
            <text:p>136</text:p>
          </table:table-cell>
          <table:table-cell table:style-name="ce1"/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HENRI BARBUSS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vérifier travaux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1" table:visibility="filter">
          <table:table-cell table:style-name="ce1" office:value-type="string" calcext:value-type="string">
            <text:p>N</text:p>
          </table:table-cell>
          <table:table-cell table:style-name="ce1" office:value-type="float" office:value="164" calcext:value-type="float">
            <text:p>164</text:p>
          </table:table-cell>
          <table:table-cell table:style-name="ce1"/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HENRI BARBUSS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vérifier début travaux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MARCEL SEMBAT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travaux abandonné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RACIN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travaux abandonné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1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THERES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travaux commencé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2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E MEAUX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MAIRIE 11/04/2023: idem¶MAIRIE 30/03/2022: idem¶MAIRIE 03/03/2021: <text:s/>maison 2 étages construite fenêtres posées pas de nom sur la boite aux lettres travaux en cours¶INSEE 15/02/2021: Suite contrôles PC vu photo maison bien avancée sur google maps (image oct 2020). Vu 2PB+1TH merci de vérifier sur terrain si logement habitable. ¶INSEE 05/09/2019: EA créée remplace EA existante ? <text:s/>Destruction ancien bâti ? <text:s/>Si oui, merci d’effectuer les modifications (sans oublier de périmer l’ancienne EA).¶MAIRIE 19/06/2020: <text:s/>maison 2 étages en constructio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rd</text:p>
          </table:table-cell>
        </table:table-row>
        <table:table-row table:style-name="ro3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E MEAUX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INSEE 03/08/2023: Une EA existe déjà à cette adresse. Le permis indique la création d'une extension et de 2 logements. ¶Faut-il modifier le nombre de logement de l’EA existante, une fois les travaux terminés ? Faut-il modifier l'adresse de la nouvelle EA et conserver l'ancienne ? Merci de faire les modifications nécessaires.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rd</text:p>
          </table:table-cell>
        </table:table-row>
        <table:table-row table:style-name="ro4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E VERSAILLES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MAIRIE 11/04/2023: idem¶MAIRIE 09/12/2022: idem¶MAIRIE 19/05/2022: idem¶MAIRIE 03/03/2021: <text:s/>¶INSEE 23/02/2018: <text:s/>Vérifier l'actualité et le positionnement de l'EA¶MAIRIE 21/06/2018: <text:s/>Travaux pas encore commencés. L'emplacement est correcte sur la carte, terrain d'angle situé 1 r de Versailles et 27 av. H. Varagnat.¶MAIRIE 04/04/2019: J'ai vu le propriétaire qui habite dans le pavillon du 1 r Versailles/27 av. H Varagnat (le n° 1 n'est pas affiché et il n'y a pas véritablement d'entrée dans la rue de Versailles). Les travaux ne sont pas encore commencés pour des problèmes de finances. Le PC est affiché mais effacé.¶MAIRIE 19/06/2020: <text:s/>demande de prolongation de PC travaux vont bientôt démarrer.¶¶PC9301016B0069T01 travaux <text:s/>n'ont pas démarrer mais beaucoup de matériel stocké ( plaques isolation)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rd</text:p>
          </table:table-cell>
        </table:table-row>
        <table:table-row table:style-name="ro3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U BON AIR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MAIRIE 28/02/2023: terrain en longueur, pas d'accès, parpaings dans zone non cadastrée. ¶INSEE 06/09/2022: EAAC 1er flux 22-23 PC autorisé pour la construction d'une maison individuelle.¶Il existe déjà une EA à la même adresse que devient-elle.¶Avant de rendre habitable merci de vérifier l'adresse exacte attribuée à cette maison.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rd</text:p>
          </table:table-cell>
        </table:table-row>
        <table:table-row table:style-name="ro3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BOREL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MAIRIE 12/04/2023: travaux non commencés¶INSEE 09/12/2022: Une EA existe déjà à cette adresse, et plusieurs EA existent déjà sur les parcelles cadastrales concernées. Il y a un PD rattaché à ce PC (PD9301021B0008) qui indique 9 habitations à démolir.¶Faut-il périmer l'ancienne EA du 20 rue Borel et conserver la nouvelle ? Merci de faire les modifications nécessaires.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ord est</text:p>
          </table:table-cell>
        </table:table-row>
        <table:table-row table:style-name="ro5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DE LA JARDINIER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MAIRIE 12/04/2023: travaux non commencés¶INSEE 08/12/2022: Il existe déjà une EA à cette adresse. Le PC (sur construction existante) indique 'création de 2 logements supplémentaires dans un pavillon...'.¶Faut-il modifier le nombre de logement de l'EA existante, une fois les travaux terminés ? Faut-il périmer l'ancienne EA et conserver la nouvelle ? Merci de faire les modifications nécessaires.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ord est</text:p>
          </table:table-cell>
        </table:table-row>
        <table:table-row table:style-name="ro5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DE LA VILLAGEOIS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MAIRIE 11/04/2023: idem¶MAIRIE 15/11/2022: idem¶MAIRIE 30/03/2022: rien (pelouse)¶INSEE 11/02/2022: Suite PC 3ème flux 21-22 création de l'EA sur existant.¶D'après descriptif : Construction d'une maison individuelle de 190 m² habitables sur trois niveaux (R+2) - Que devient l'ancien bâti au 2 avenue de la Villageoise ? détruite ? rénovation ? si pas habitable il faudra la périmer et garder l'EA avec le PC|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ord est</text:p>
          </table:table-cell>
        </table:table-row>
        <table:table-row table:style-name="ro3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U QUATRE SEPTEMBR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MAIRIE 11/04/2023: idem¶MAIRIE 19/05/2022: idem¶MAIRIE 03/03/2021: <text:s/>PC 9301019B0035 travaux pas commencés¶INSEE 05/11/2020: Suite PC 2E FLUX 20-21 création EA sur existant <text:s/>- d'après descriptif des travaux : DEMOLITION DE 2 BATIMENTS EXISTANTS - CONSTRUCTION D'UNE MAISON SUR 4 NIVEAUX - A Vérifier - ATTENTION EA échantillonnée -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ord est</text:p>
          </table:table-cell>
        </table:table-row>
        <table:table-row table:style-name="ro3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U QUATRE SEPTEMBR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MAIRIE 11/04/2023: idem¶MAIRIE 09/12/2022: Une seule bal¶INSEE 23/09/2021: Suite PC 1ER FLUX 21-22 EA créée remplace EA existante ? D'après descriptif des travaux : rajout d'un appartement à la construction existante - donc peut-être 2 logts 1 fois les travaux terminés. A vérifier à la fin des travaux.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ord est</text:p>
          </table:table-cell>
        </table:table-row>
        <table:table-row table:style-name="ro5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ONTAIN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MAIRIE 12/04/2023: idem¶MAIRIE 15/11/2022: immeubles muré squatté¶MAIRIE 30/03/2022: idem, bailleurs villogia¶MAIRIE 16/11/2021: travaux de réhabilitation. pas de destruction ancien bâti¶INSEE 23/09/2021: Suite PC 1ER FLUX 21-22 EA créée remplace EA existante ? Destruction de l'ancien bâti ?¶Descriptif des travaux :¶ <text:s text:c="3"/>RESTRUCTURATION IMMEUBLE EXISTANT ET CREATION DE 9 LOGEMENTS.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ord est</text:p>
          </table:table-cell>
        </table:table-row>
        <table:table-row table:style-name="ro5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ONTAIN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MAIRIE 12/04/2023: travaux en cours. la maison a été détruite.¶INSEE 09/12/2022: Une EA existe déjà à cette adresse. Le PC indique qu''une opération de démolition d'une maison individuelle est prévue pour permettre l'opération d'habitations collectives de 15 logements'. ¶Faut-il périmer l'ancienne EA et conserver la nouvelle ? Merci de faire les modifications nécessaires.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ord est</text:p>
          </table:table-cell>
        </table:table-row>
        <table:table-row table:style-name="ro6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LUCIEN CHAPELAIN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INSEE 03/08/2023: Le permis indique la construction d'une maison famliale de deux logements. Merci de vérifier l'actualité et le positionnement de l'entité adressée.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ord est</text:p>
          </table:table-cell>
        </table:table-row>
        <table:table-row table:style-name="ro6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ARX DORMOY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INSEE 03/08/2023: Le permis indique la réalisation d'un programme immobilier de 85 logements en action sociale (+ un local commercial). Merci de vérifier l'actualité et le positionnement de l'entité adressée.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ord est</text:p>
          </table:table-cell>
        </table:table-row>
        <table:table-row table:style-name="ro7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DE L'EST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INSEE 07/04/2023: Merci de vérifier le positionnement et l'actualité de l'entité adressée.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udouest</text:p>
          </table:table-cell>
        </table:table-row>
        <table:table-row table:style-name="ro6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CHE</text:p>
          </table:table-cell>
          <table:table-cell table:style-name="ce1" office:value-type="string" calcext:value-type="string">
            <text:p>DE LA MARE A LA VEUV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MAIRIE 04/04/2023: travaux en cours d'achèvement (6 mois)¶INSEE 08/12/2022: Merci de vérifier l'actualité et le positionnement de l'entité adressée.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udouest</text:p>
          </table:table-cell>
        </table:table-row>
        <table:table-row table:style-name="ro8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string" calcext:value-type="string">
            <text:p>CHE</text:p>
          </table:table-cell>
          <table:table-cell table:style-name="ce1" office:value-type="string" calcext:value-type="string">
            <text:p>DE LA MARE A LA VEUV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MAIRIE 19/06/2023: effectivement, il y a une construction avec ce numéro de permis mais plutôt sur la parcelle BF0261¶MAIRIE 28/03/2023: le logement est 26 rue joe carman. il s'agit d'un accès secondaire.modif faite au niveau de l'accès principal hors liste.¶MAIRIE 02/12/2022:Idem¶MAIRIE 13/06/2022: avec rapprochement photo / point BAN confirmation. cabanon non habitatble.¶MAIRIE 28/01/2022: pas de numérotation.¶MAIRIE 10/03/2021: <text:s text:c="2"/>PC affiché¶INSEE 05/11/2020: Suite PC 2E FLUX 20-21 création EA.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udouest</text:p>
          </table:table-cell>
        </table:table-row>
        <table:table-row table:style-name="ro9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DES HETRES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MAIRIE 04/04/2023: travaux non commencés¶INSEE 09/12/2022: Une EA existe déjà à cette adresse. Le PC indique 'construction nouvelle : construction d'un immeuble de 15 logements sur 5 étages'. Faut-il périmer l'ancienne EA et conserver la nouvelle ? Merci de faire les modifications nécessaires.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udouest</text:p>
          </table:table-cell>
        </table:table-row>
        <table:table-row table:style-name="ro9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ETIENNE DOLET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MAIRIE 04/04/2023: travaux¶INSEE 10/02/2023: Une EA existe déjà à cette adresse. Le permis indique 'nombre de logements démolis=1' et la 'construction de deux maisons individuelles'. Faut-il périmer l'ancienne EA et conserver la nouvelle ? Merci de faire les modifications nécessaires.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udouest</text:p>
          </table:table-cell>
        </table:table-row>
        <table:table-row table:style-name="ro3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JOE CARMAN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MAIRIE 02/12/2022: Travaux abandonnés¶MAIRIE 10/03/2021: <text:s/>PC affiché¶MAIRIE 22/10/2020: <text:s/>pc AFFICHE PAS DE TRAVAUX VISIBLE TERRAIN ABANDONNE¶INSEE 24/08/2020: Suite PC 1ER FLUX 20-21 EA créée remplace EA existante? que devient l'ancien bâti ?¶si destruction, merci de périmer l'ancien bâti existant.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udouest</text:p>
          </table:table-cell>
        </table:table-row>
        <table:table-row table:style-name="ro9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IS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JULES FERRY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MAIRIE 04/04/2023: démolition achevée¶INSEE 09/12/2022: Merci de vérifier l'actualité et le positionnement de l'entité adressée. ¶De plus, le PC indique 3 logements démolis : merci de faire le nécessaire sur les EA alentours concernées.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udouest</text:p>
          </table:table-cell>
        </table:table-row>
        <table:table-row table:style-name="ro5" table:visibility="filter">
          <table:table-cell table:style-name="ce1" office:value-type="string" calcext:value-type="string">
            <text:p>O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JULES FERRY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MAIRIE 04/04/2023: démolition effectuée¶INSEE 10/02/2023: Plusieurs EA existent aux adresses du PC, mais également sur les parcelles cadastrales du PC (correspondant à d'autres adresses). Merci de vérifier les EA alentours (adresse du PC = 15-21 av. Jules Ferry + parcelles AU0020 AU0022 AU0023). Le permis indique 'nombre de logements démolis=12' et la construction de 136 logements. Merci de faire les modifications nécessaires.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udouest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BENOITE GROULT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logements bat 1 à 4 <text:s/>- adresse 1 <text:s/>3 aretha frankhli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zac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BENOITE GROULT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Numéro 4 ?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zac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BENOITE GROULT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répartition logements bat b c1 et c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zac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BENOITE GROULT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logements 6 et 8 benoite groul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zac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RTE</text:p>
          </table:table-cell>
          <table:table-cell table:style-name="ce1" office:value-type="string" calcext:value-type="string">
            <text:p>D'AULNAY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sur tout le secteur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zac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ISELE HALIMI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à valider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zac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CHE</text:p>
          </table:table-cell>
          <table:table-cell table:style-name="ce1" office:value-type="string" calcext:value-type="string">
            <text:p>LATERAL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logement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zac</text:p>
          </table:table-cell>
        </table:table-row>
        <table:table-row table:style-name="ro5">
          <table:table-cell table:style-name="ce1" office:value-type="string" calcext:value-type="string">
            <text:p>O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NADIA MURAD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PB total 136 et comptage INSEE 06/10/2023: Adresse dont il faut revoir le dégroupement (nombre de logements par adresse + adressage complet des bâtiments).¶Pour rappel, vous indiquiez 'MAIRIE 17/07/2023: dégroupement 7 rue nadia murad, bat 100 (12 BAL) et bat 200 (au 7 toujours) (14 BAL) - bat 300 et 400 (46 BAL) au 2 gisèle Halimi, bat 500 (15 BAL) au 2 g. halimi également, au 5 simone veil bat 600 (26 bal).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zac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NADIA MURAD</text:p>
          </table:table-cell>
          <table:table-cell table:style-name="ce1" office:value-type="string" calcext:value-type="string">
            <text:p>HABIT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bat A2 ?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zac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NADIA MURAD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bat A1 ?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zac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IMONE VEIL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logement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zac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IMONE VEIL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logement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zac</text:p>
          </table:table-cell>
        </table:table-row>
        <table:table-row table:style-name="ro1" table:number-rows-repeated="104849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rilOct23.A1:rilOct23.L77" table:display-filter-buttons="true">
          <table:filter>
            <table:filter-and>
              <table:filter-condition table:value="zac" table:operator="=" table:field-number="11"/>
            </table:filter-and>
          </table:filter>
          <table:sort>
            <table:sort-by table:field-number="11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/00/0000</text:date>, <text:time style:data-style-name="N2" text:time-value="17:13:30.54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5T17:56:25.739000000</dc:date>
    <meta:editing-duration>PT55M11S</meta:editing-duration>
    <meta:editing-cycles>6</meta:editing-cycles>
    <meta:generator>LibreOffice/7.2.3.2$Windows_X86_64 LibreOffice_project/d166454616c1632304285822f9c83ce2e660fd92</meta:generator>
    <meta:print-date>2023-10-25T12:11:55.726000000</meta:print-date>
    <meta:document-statistic meta:table-count="1" meta:cell-count="853" meta:object-count="0"/>
  </office:meta>
</office:document-meta>
</file>